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formationProviderServiceImpl.setPortletContainerEnvironment( PortletContainer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formationProviderServiceImpl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formationProviderService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formationProviderServiceImpl.getStaticProvi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formationProviderServiceImpl.getPortalContextProvi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formationProviderServiceImpl.getDynamicProvider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